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Interceptor.postInvoke( InterceptorContext context , Intercepto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terceptor.preInvoke( InterceptorContext context , Intercepto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terceptor.wrapAction( ActionInterceptorContext context , Intercepto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terceptor.setOverrideForward( InterceptorForward forward , ActionIntercepto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